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2.0862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Quantity:</text:p>
          </table:table-cell>
          <table:table-cell office:value-type="string">
            <text:p>Reference ID:</text:p>
          </table:table-cell>
          <table:table-cell office:value-type="string">
            <text:p>Digikey Part: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-IN E-OUT LOGIC SW1-8</text:p>
          </table:table-cell>
          <table:table-cell office:value-type="string">
            <text:p>WM18920-N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X1-3</text:p>
          </table:table-cell>
          <table:table-cell office:value-type="string">
            <text:p>WM18922-ND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LL RGB_LED</text:p>
          </table:table-cell>
          <table:table-cell office:value-type="string">
            <text:p>WM18923-N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SI_BISS1-3</text:p>
          </table:table-cell>
          <table:table-cell office:value-type="string">
            <text:p>WM18924-N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C_ENCODER STRAIN THERMISTOR</text:p>
          </table:table-cell>
          <table:table-cell office:value-type="string">
            <text:p>WM18926-ND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P_CONN</text:p>
          </table:table-cell>
          <table:table-cell office:value-type="string">
            <text:p>WM18586-ND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P_SWITCH</text:p>
          </table:table-cell>
          <table:table-cell office:value-type="string">
            <text:p>SW1015-ND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7 U12</text:p>
          </table:table-cell>
          <table:table-cell office:value-type="string">
            <text:p>ADG3308BRUZ-N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3-5</text:p>
          </table:table-cell>
          <table:table-cell office:value-type="string">
            <text:p>ADM3490ARZ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ADN4668ARUZ-ND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7-12 C17-19 C25-27</text:p>
          </table:table-cell>
          <table:table-cell office:value-type="string">
            <text:p>399-1100-1-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1-6</text:p>
          </table:table-cell>
          <table:table-cell office:value-type="string">
            <text:p>445-5062-1-N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13-16</text:p>
          </table:table-cell>
          <table:table-cell office:value-type="string">
            <text:p>445-5051-1-N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20-23</text:p>
          </table:table-cell>
          <table:table-cell office:value-type="string">
            <text:p>445-1313-1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 office:value-type="string">
            <text:p>P5850-N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1-2 U8</text:p>
          </table:table-cell>
          <table:table-cell office:value-type="string">
            <text:p>Z2101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9-10</text:p>
          </table:table-cell>
          <table:table-cell office:value-type="string">
            <text:p>390-1125-5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TOR_POWER</text:p>
          </table:table-cell>
          <table:table-cell office:value-type="string">
            <text:p>ED2869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TOR_POWER</text:p>
          </table:table-cell>
          <table:table-cell office:value-type="string">
            <text:p>ED2831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2-23</text:p>
          </table:table-cell>
          <table:table-cell office:value-type="string">
            <text:p>P10GCT-N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9-11 R32</text:p>
          </table:table-cell>
          <table:table-cell office:value-type="string">
            <text:p>P10KGCT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6</text:p>
          </table:table-cell>
          <table:table-cell office:value-type="string">
            <text:p>P143KHCT-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1-2 R12-14 R28</text:p>
          </table:table-cell>
          <table:table-cell office:value-type="string">
            <text:p>P20KGCT-N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7-8 R15-20</text:p>
          </table:table-cell>
          <table:table-cell office:value-type="string">
            <text:p>P249HCT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P3.74KHCT-N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24-25 R40-47</text:p>
          </table:table-cell>
          <table:table-cell office:value-type="string">
            <text:p>P4.7KGCT-N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34 R36-37 R39</text:p>
          </table:table-cell>
          <table:table-cell office:value-type="string">
            <text:p>P510GCT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7 R29</text:p>
          </table:table-cell>
          <table:table-cell office:value-type="string">
            <text:p>P5.1KGCT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office:value-type="string">
            <text:p>P68GCT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31 R33</text:p>
          </table:table-cell>
          <table:table-cell office:value-type="string">
            <text:p>P680GCT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35 R38</text:p>
          </table:table-cell>
          <table:table-cell office:value-type="string">
            <text:p>P820GCT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3</text:p>
          </table:table-cell>
          <table:table-cell office:value-type="string">
            <text:p>296-26358-1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SAM1146-12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SAM1146-15-N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6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t Morton</meta:initial-creator>
    <meta:creation-date>2012-06-04T10:49:46.48</meta:creation-date>
    <dc:date>2012-06-12T16:42:19.01</dc:date>
    <dc:creator>Kit Morton</dc:creator>
    <meta:editing-duration>PT2H2M32S</meta:editing-duration>
    <meta:editing-cycles>3</meta:editing-cycles>
    <meta:generator>OpenOffice.org/3.3$Win32 OpenOffice.org_project/330m20$Build-9567</meta:generator>
    <meta:document-statistic meta:table-count="3" meta:cell-count="105" meta:object-count="0"/>
  </office:meta>
</office:document-meta>
</file>